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Heading_20_2">
      <style:text-properties fo:language="de" fo:country="DE"/>
    </style:style>
    <style:style style:name="P29" style:family="paragraph" style:parent-style-name="Heading_20_2">
      <style:text-properties fo:language="de" fo:country="DE" officeooo:rsid="00189051" officeooo:paragraph-rsid="00189051"/>
    </style:style>
    <style:style style:name="P30" style:family="paragraph" style:parent-style-name="Heading_20_2">
      <style:text-properties fo:language="de" fo:country="DE" officeooo:rsid="002e11d7" officeooo:paragraph-rsid="002e11d7"/>
    </style:style>
    <style:style style:name="P31" style:family="paragraph" style:parent-style-name="Heading_20_2">
      <style:text-properties fo:language="de" fo:country="DE" officeooo:rsid="00334cb2" officeooo:paragraph-rsid="00334cb2"/>
    </style:style>
    <style:style style:name="P32" style:family="paragraph" style:parent-style-name="Heading_20_2">
      <style:text-properties fo:language="de" fo:country="DE" officeooo:rsid="0061d737" officeooo:paragraph-rsid="0061d737"/>
    </style:style>
    <style:style style:name="P33" style:family="paragraph" style:parent-style-name="Heading_20_2">
      <style:text-properties fo:language="de" fo:country="DE" officeooo:rsid="0074e5c7" officeooo:paragraph-rsid="0074e5c7"/>
    </style:style>
    <style:style style:name="P34" style:family="paragraph" style:parent-style-name="Heading_20_2">
      <style:text-properties fo:language="de" fo:country="DE" officeooo:rsid="007854cc" officeooo:paragraph-rsid="007854cc"/>
    </style:style>
    <style:style style:name="P35" style:family="paragraph" style:parent-style-name="Text_20_body">
      <style:text-properties fo:language="de" fo:country="DE"/>
    </style:style>
    <style:style style:name="P36" style:family="paragraph" style:parent-style-name="Text_20_body" style:list-style-name="L1">
      <style:text-properties fo:language="de" fo:country="DE" officeooo:rsid="001a0e1e" officeooo:paragraph-rsid="001a0e1e"/>
    </style:style>
    <style:style style:name="P37" style:family="paragraph" style:parent-style-name="Text_20_body" style:list-style-name="L1">
      <style:text-properties fo:language="de" fo:country="DE" officeooo:rsid="001b6bb1" officeooo:paragraph-rsid="001b6bb1"/>
    </style:style>
    <style:style style:name="P38" style:family="paragraph" style:parent-style-name="Text_20_body" style:list-style-name="L1">
      <style:text-properties fo:language="de" fo:country="DE" officeooo:paragraph-rsid="001ccbba"/>
    </style:style>
    <style:style style:name="P39" style:family="paragraph" style:parent-style-name="Text_20_body" style:list-style-name="L1">
      <style:text-properties fo:language="de" fo:country="DE" officeooo:rsid="00205f10" officeooo:paragraph-rsid="001e67fc"/>
    </style:style>
    <style:style style:name="P40" style:family="paragraph" style:parent-style-name="Text_20_body" style:list-style-name="L2">
      <style:text-properties fo:language="de" fo:country="DE" officeooo:rsid="002299ee" officeooo:paragraph-rsid="002299ee"/>
    </style:style>
    <style:style style:name="P41" style:family="paragraph" style:parent-style-name="Text_20_body" style:list-style-name="L2">
      <style:text-properties fo:language="de" fo:country="DE" officeooo:rsid="002305c4" officeooo:paragraph-rsid="002305c4"/>
    </style:style>
    <style:style style:name="P42" style:family="paragraph" style:parent-style-name="Text_20_body" style:list-style-name="L2">
      <style:text-properties fo:language="de" fo:country="DE" officeooo:rsid="002490a5" officeooo:paragraph-rsid="002490a5"/>
    </style:style>
    <style:style style:name="P43" style:family="paragraph" style:parent-style-name="Text_20_body" style:list-style-name="L2">
      <style:text-properties fo:language="de" fo:country="DE" officeooo:rsid="0026dc47" officeooo:paragraph-rsid="0026dc47"/>
    </style:style>
    <style:style style:name="P44" style:family="paragraph" style:parent-style-name="Text_20_body" style:list-style-name="L3">
      <style:text-properties fo:language="de" fo:country="DE" officeooo:rsid="002ad3b0" officeooo:paragraph-rsid="002ad3b0"/>
    </style:style>
    <style:style style:name="P45" style:family="paragraph" style:parent-style-name="Text_20_body" style:list-style-name="L4">
      <style:text-properties fo:language="de" fo:country="DE" officeooo:rsid="002d1a53" officeooo:paragraph-rsid="002d1a53"/>
    </style:style>
    <style:style style:name="P46" style:family="paragraph" style:parent-style-name="Text_20_body" style:list-style-name="L4">
      <style:text-properties fo:language="de" fo:country="DE" officeooo:rsid="002d908f" officeooo:paragraph-rsid="002d908f"/>
    </style:style>
    <style:style style:name="P47" style:family="paragraph" style:parent-style-name="Text_20_body" style:list-style-name="L5">
      <style:text-properties fo:language="de" fo:country="DE" officeooo:rsid="002e95cd" officeooo:paragraph-rsid="002f0488"/>
    </style:style>
    <style:style style:name="P48" style:family="paragraph" style:parent-style-name="Text_20_body" style:list-style-name="L5">
      <style:text-properties fo:language="de" fo:country="DE" officeooo:rsid="002e95cd" officeooo:paragraph-rsid="00316cd5"/>
    </style:style>
    <style:style style:name="P49" style:family="paragraph" style:parent-style-name="Text_20_body" style:list-style-name="L6">
      <style:text-properties fo:language="de" fo:country="DE" officeooo:paragraph-rsid="0089efd7"/>
    </style:style>
    <style:style style:name="P50" style:family="paragraph" style:parent-style-name="Text_20_body" style:list-style-name="L6">
      <style:text-properties fo:language="de" fo:country="DE" officeooo:paragraph-rsid="00919c5c"/>
    </style:style>
    <style:style style:name="P51" style:family="paragraph" style:parent-style-name="Heading_20_1">
      <style:text-properties fo:language="de" fo:country="DE"/>
    </style:style>
    <style:style style:name="P52" style:family="paragraph" style:parent-style-name="Heading_20_1">
      <style:text-properties fo:language="de" fo:country="DE" officeooo:rsid="00189051" officeooo:paragraph-rsid="00189051"/>
    </style:style>
    <style:style style:name="P53" style:family="paragraph" style:parent-style-name="Heading_20_1">
      <style:text-properties fo:language="de" fo:country="DE" officeooo:rsid="005553c1" officeooo:paragraph-rsid="005553c1"/>
    </style:style>
    <style:style style:name="P54" style:family="paragraph" style:parent-style-name="Heading_20_1">
      <style:text-properties fo:language="de" fo:country="DE" officeooo:rsid="007ad857" officeooo:paragraph-rsid="007ad857"/>
    </style:style>
    <style:style style:name="P55" style:family="paragraph" style:parent-style-name="Heading_20_1">
      <style:text-properties fo:language="de" fo:country="DE" officeooo:rsid="008195b6" officeooo:paragraph-rsid="008195b6"/>
    </style:style>
    <style:style style:name="P56" style:family="paragraph" style:parent-style-name="Heading_20_1">
      <style:paragraph-properties fo:text-align="center" style:justify-single-word="false"/>
      <style:text-properties fo:language="de" fo:country="DE" officeooo:paragraph-rsid="00919c5c"/>
    </style:style>
    <style:style style:name="P57" style:family="paragraph" style:parent-style-name="Code">
      <style:text-properties fo:language="de" fo:country="DE" officeooo:paragraph-rsid="009b8d94"/>
    </style:style>
    <style:style style:name="P58" style:family="paragraph" style:parent-style-name="Code">
      <style:text-properties fo:language="de" fo:country="DE" officeooo:paragraph-rsid="00a1d7c8"/>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80bf1"/>
    </style:style>
    <style:style style:name="T18" style:family="text">
      <style:text-properties officeooo:rsid="005d4d5c"/>
    </style:style>
    <style:style style:name="T19" style:family="text">
      <style:text-properties style:text-position="sub 58%" style:font-name="Liberation Mono" fo:font-size="11pt" fo:font-style="normal" fo:font-weight="normal" officeooo:rsid="0060f4f7" style:font-size-asian="11pt" style:font-style-asian="normal" style:font-weight-asian="normal"/>
    </style:style>
    <style:style style:name="T20" style:family="text">
      <style:text-properties style:text-position="sub 58%" style:font-name="Liberation Mono" fo:font-size="11pt" fo:font-style="normal" fo:font-weight="normal" officeooo:rsid="005fee53" style:font-size-asian="11pt" style:font-style-asian="normal" style:font-weight-asian="normal"/>
    </style:style>
    <style:style style:name="T21" style:family="text">
      <style:text-properties officeooo:rsid="00623625"/>
    </style:style>
    <style:style style:name="T22" style:family="text">
      <style:text-properties officeooo:rsid="0062501c"/>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style="italic" officeooo:rsid="0062501c" style:font-size-asian="11pt" style:font-style-asian="italic" style:font-size-complex="11pt" style:font-style-complex="italic"/>
    </style:style>
    <style:style style:name="T25" style:family="text">
      <style:text-properties fo:font-size="11pt" fo:font-style="italic" officeooo:rsid="006956e4" style:font-size-asian="11pt" style:font-style-asian="italic" style:font-size-complex="11pt" style:font-style-complex="italic"/>
    </style:style>
    <style:style style:name="T26" style:family="text">
      <style:text-properties fo:font-size="11pt" fo:font-style="italic" officeooo:rsid="006c7f00"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T47" style:family="text">
      <style:text-properties officeooo:rsid="00a8ab5a"/>
    </style:style>
    <style:style style:name="T48" style:family="text">
      <style:text-properties officeooo:rsid="00aa0796"/>
    </style:style>
    <style:style style:name="T49" style:family="text">
      <style:text-properties officeooo:rsid="00593195"/>
    </style:style>
    <style:style style:name="T50" style:family="text">
      <style:text-properties style:text-underline-style="solid" style:text-underline-width="auto" style:text-underline-color="font-color"/>
    </style:style>
    <style:style style:name="T51" style:family="text">
      <style:text-properties officeooo:rsid="003605e3"/>
    </style:style>
    <style:style style:name="T52" style:family="text">
      <style:text-properties officeooo:rsid="0059de38"/>
    </style:style>
    <style:style style:name="T53" style:family="text">
      <style:text-properties officeooo:rsid="0035cbd4"/>
    </style:style>
    <style:style style:name="T54" style:family="text">
      <style:text-properties officeooo:rsid="00abc14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52"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29" text:outline-level="2">Verifikation</text:h>
      <text:list xml:id="list5655255381143125489" text:style-name="L1">
        <text:list-item>
          <text:p text:style-name="P36">false ist die schwächste <text:span text:style-name="T7">Zusicherung</text:span></text:p>
        </text:list-item>
        <text:list-item>
          <text:p text:style-name="P37">x&lt;0 ist eine stärkere Zusicherung als x&lt;-1</text:p>
        </text:list-item>
        <text:list-item>
          <text:p text:style-name="P37">Zum Beweis einer Programmiereigenschaft muss man an einem Knoten true herleiten</text:p>
        </text:list-item>
        <text:list-item>
          <text:p text:style-name="P38"><text:span text:style-name="T7">(A^B =&gt;C)</text:span>≡<text:span text:style-name="T8">A=&gt;(B=&gt;C)</text:span></text:p>
        </text:list-item>
        <text:list-item>
          <text:p text:style-name="P39">x≥y ist eine Schleifeninvariante für x=5; y=0; while y&lt;x do x++; end</text:p>
        </text:list-item>
      </text:list>
      <text:h text:style-name="P29" text:outline-level="2">Ocaml</text:h>
      <text:list xml:id="list6716821241955974669" text:style-name="L2">
        <text:list-item>
          <text:p text:style-name="P40">(f g) x wertet sich zu dem selben Wert aus wie f g x</text:p>
        </text:list-item>
        <text:list-item>
          <text:p text:style-name="P40">Die durch let f x = let p a b = a+b in p x definierte Funktion f is vom Typ int → int</text:p>
        </text:list-item>
        <text:list-item>
          <text:p text:style-name="P41">Die folgende OCaml Zeile ist fehlerfrei: match [1,2] with [x,y] → x+y | z → 0</text:p>
        </text:list-item>
        <text:list-item>
          <text:p text:style-name="P42">Der Typ des Ausdrucks fold_left (fun a x → x a<text:span text:style-name="T9">)</text:span> ist …</text:p>
        </text:list-item>
        <text:list-item>
          <text:p text:style-name="P43">Die Auswertung des Ausdrucks let rec x = 1 in let x x = x in x 2 liefert … </text:p>
        </text:list-item>
        <text:list-item>
          <text:p text:style-name="P43">Der Typ des Ausdrucks fun x → x % x ist … <text:span text:style-name="T36">(die Signatur des % Operators finden Sie im Anhang)</text:span></text:p>
        </text:list-item>
      </text:list>
      <text:p text:style-name="P11"/>
      <text:p text:style-name="P11"/>
      <text:p text:style-name="P11"/>
      <text:h text:style-name="P29" text:outline-level="2"><text:soft-page-break/>Verifikatio<text:span text:style-name="T10">n</text:span></text:h>
      <text:list xml:id="list2691309722235888632" text:style-name="L3">
        <text:list-item>
          <text:p text:style-name="P44"><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6615626232082311370" text:style-name="L4">
        <text:list-item>
          <text:p text:style-name="P45">fun x → x 1 ist ein Wert</text:p>
        </text:list-item>
        <text:list-item>
          <text:p text:style-name="P46">Ein Mini-OCaml Ausdruck ohne Funktionsapplikation terminiert immer</text:p>
        </text:list-item>
      </text:list>
      <text:h text:style-name="P52" text:outline-level="1">Weakest Precondition 10P</text:h>
      <text:h text:style-name="P30" text:outline-level="2">Berechne die schwächste Vorbedingung<text:tab/></text:h>
      <text:list xml:id="list8821529624264075452" text:style-name="L5">
        <text:list-item>
          <text:p text:style-name="P47">WP[[i=i+1]](i=x^x=5) ≡ …</text:p>
        </text:list-item>
        <text:list-item>
          <text:p text:style-name="P48">WP[[<text:span text:style-name="T11">x&lt;y</text:span>]](<text:span text:style-name="T11">x=2*y, x&lt;2*y</text:span>) ≡ …</text:p>
        </text:list-item>
      </text:list>
      <text:h text:style-name="P31"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z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z=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51"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1]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8">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20">1</text:span><text:span text:style-name="T15">*b</text:span><text:span text:style-name="T20">1</text:span><text:span text:style-name="T15">+a</text:span><text:span text:style-name="T20">2</text:span><text:span text:style-name="T15">*b</text:span><text:span text:style-name="T20">2</text:span><text:span text:style-name="T15">+...+a</text:span><text:span text:style-name="T20">n</text:span><text:span text:style-name="T15">*b</text:span><text:span text:style-name="T19">n</text:span></text:p>
      <text:h text:style-name="P53" text:outline-level="1">Heavy Lifting 16P</text:h>
      <text:p text:style-name="P10">Im folgenden wollen wir einen Funkto<text:span text:style-name="T47">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32" text:outline-level="2">F<text:span text:style-name="T21">unktorimplementierung</text:span></text:h>
      <text:p text:style-name="P14">Implementiere den Funktor, wobei die Funktionen, die vom List-Modul bekannte Semantik besitzen sollen. <text:span text:style-name="T22">Wandlen Sie die Datenstruktur nicht erst in eine Liste um, sondern verwenden sie z.B. B.fold</text:span></text:p>
      <text:p text:style-name="P24"><text:span text:style-name="T29">Signaturen</text:span><text:span text:style-name="T22"><text:line-break/></text:span><text:span text:style-name="T24">module type Base = sig<text:line-break/><text:tab/>type 'a t<text:line-break/><text:tab/>val empty : 'a (*nullary*)<text:line-break/><text:tab/>val insert : 'a → 'a t → 'a t (*rec constr.*)<text:line-break/><text:tab/>val fold : ('a → 'b → 'b) → 'a t → 'b → 'b<text:line-break/>end<text:line-break/>module Lif</text:span><text:span text:style-name="T25">t</text:span><text:span text:style-name="T24">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4"><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6">module Lift (B: Base) = struct<text:line-break/><text:tab/>(*Hier kommt ihre Implementierung*)<text:line-break/>end</text:span></text:p>
      <text:h text:style-name="P33" text:outline-level="2">Anwendung des Funktors</text:h>
      <text:p text:style-name="P24">Geben Sie ein Base Modul für Listen an.<text:line-break/><text:span text:style-name="T31">module List = Lift(struct <text:line-break/><text:tab/><text:tab/>(*Hier kommt ihr Code*) <text:line-break/><text:tab/>end)</text:span></text:p>
      <text:h text:style-name="P34"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54" text:outline-level="1">ThreadedTree</text:h>
      <text:p text:style-name="P2">Wir wollen nebenläufige Berechnungen auf Binärbäume durchführen. Die Daten befinden sich dabei nur in den Blättern des Baumes.</text:p>
      <text:p text:style-name="P25"><text:span text:style-name="T32">t</text:span><text:span text:style-name="T23">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28" text:outline-level="2">Alternative</text:h>
      <text:p text:style-name="P18">Falls jemand nicht nochmal den ThreadedTree machen will, da wir <text:span text:style-name="T48">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57"><text:line-break/>type s = Student of string<text:line-break/>type p = float<text:line-break/>type k = Klausur of s*(p list)<text:line-break/><text:soft-pag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54">parallel </text:span>berechnet. Schneller<text:span text:style-name="T43">e</text:span> Threads sollen dabei nicht auf langsamere<text:line-break/> Threads warten müssen.*)<text:line-break/>val eval : k list -&gt; n -&gt; (s*g) list</text:p>
      <text:p text:style-name="P2">Implementieren sie die <text:span text:style-name="T46">Funktionen des </text:span>Moduls <text:span text:style-name="T45">an Hand der gegebenen Signaturen und Kommentaren:<text:line-break/></text:span><text:line-break/>let sum_k <text:span text:style-name="T44">= todo</text:span></text:p>
      <text:p text:style-name="P2">let rec get_grade <text:span text:style-name="T44">= todo</text:span></text:p>
      <text:p text:style-name="P2">let grade_k <text:span text:style-name="T44">= todo</text:span></text:p>
      <text:p text:style-name="P2">let eval <text:span text:style-name="T44">= todo</text:span></text:p>
      <text:h text:style-name="P55"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tab/>| x::xs → rev1 xs (x::y)</text:span></text:p>
      <text:p text:style-name="P26">Lemma 1: app x [] = x<text:lin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4173849862091713444" text:style-name="L6">
        <text:list-item>
          <text:p text:style-name="P49"><text:soft-page-break/>rev1 (rev 1 x y) z = rev1 y (app x z)</text:p>
        </text:list-item>
        <text:list-item>
          <text:p text:style-name="P49">rev (rev x) = x</text:p>
        </text:list-item>
        <text:list-item>
          <text:p text:style-name="P50">(Bonus) rev (app (rev x) (rev y)) = app y x</text:p>
        </text:list-item>
      </text:list>
      <text:h text:style-name="P56" text:outline-level="1" text:is-list-header="true" text:restart-numbering="true" text:start-value="-1">Anhang</text:h>
      <text:p text:style-name="P58">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3:18:41.182120806</dc:date>
    <meta:editing-duration>PT3H34M33S</meta:editing-duration>
    <meta:editing-cycles>150</meta:editing-cycles>
    <meta:document-statistic meta:table-count="2" meta:image-count="1" meta:object-count="0" meta:page-count="6" meta:paragraph-count="82" meta:word-count="1489" meta:character-count="7770" meta:non-whitespace-character-count="6319"/>
  </office:meta>
</office:document-meta>
</file>